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P5" style:family="paragraph" style:parent-style-name="Standard">
      <style:text-properties officeooo:paragraph-rsid="001e1cb9"/>
    </style:style>
    <style:style style:name="P6" style:family="paragraph" style:parent-style-name="Standard">
      <style:text-properties officeooo:paragraph-rsid="0025f7a2"/>
    </style:style>
    <style:style style:name="P7" style:family="paragraph" style:parent-style-name="Standard">
      <style:text-properties officeooo:paragraph-rsid="0024d778"/>
    </style:style>
    <style:style style:name="P8" style:family="paragraph" style:parent-style-name="Standard">
      <style:text-properties officeooo:paragraph-rsid="002bf24a"/>
    </style:style>
    <style:style style:name="P9" style:family="paragraph" style:parent-style-name="Standard">
      <style:text-properties officeooo:paragraph-rsid="002e5a86"/>
    </style:style>
    <style:style style:name="P10" style:family="paragraph" style:parent-style-name="Standard">
      <style:text-properties officeooo:paragraph-rsid="00317a75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  <style:style style:name="T9" style:family="text">
      <style:text-properties officeooo:rsid="001e1cb9"/>
    </style:style>
    <style:style style:name="T10" style:family="text">
      <style:text-properties officeooo:rsid="0024a451"/>
    </style:style>
    <style:style style:name="T11" style:family="text">
      <style:text-properties officeooo:rsid="0024d778"/>
    </style:style>
    <style:style style:name="T12" style:family="text">
      <style:text-properties officeooo:rsid="00292c32"/>
    </style:style>
    <style:style style:name="T13" style:family="text">
      <style:text-properties officeooo:rsid="002b923f"/>
    </style:style>
    <style:style style:name="T14" style:family="text">
      <style:text-properties officeooo:rsid="002e369e"/>
    </style:style>
    <style:style style:name="T15" style:family="text">
      <style:text-properties officeooo:rsid="002e5a86"/>
    </style:style>
    <style:style style:name="T16" style:family="text">
      <style:text-properties officeooo:rsid="00317a75"/>
    </style:style>
    <style:style style:name="T17" style:family="text">
      <style:text-properties officeooo:rsid="00348112"/>
    </style:style>
    <style:style style:name="T18" style:family="text">
      <style:text-properties officeooo:rsid="003cbfbd"/>
    </style:style>
    <style:style style:name="T19" style:family="text">
      <style:text-properties officeooo:rsid="003e5cf5"/>
    </style:style>
    <style:style style:name="T20" style:family="text">
      <style:text-properties officeooo:rsid="003e9774"/>
    </style:style>
    <style:style style:name="T21" style:family="text">
      <style:text-properties officeooo:rsid="004132e5"/>
    </style:style>
    <style:style style:name="T22" style:family="text">
      <style:text-properties officeooo:rsid="0041c48a"/>
    </style:style>
    <style:style style:name="T23" style:family="text">
      <style:text-properties officeooo:rsid="0042d9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  <text:p text:style-name="Standard"/>
      <text:p text:style-name="P5">### Tag <text:span text:style-name="T9">5</text:span> – <text:span text:style-name="T8">1</text:span><text:span text:style-name="T9">8</text:span><text:span text:style-name="T8">. Dezember 2025</text:span></text:p>
      <text:p text:style-name="P5">- **Tagesziel:** <text:s/></text:p>
      <text:p text:style-name="P5"><text:s text:c="2"/>Eine klare Qualifikations- &amp; Ausschluss-Sektion ergänzen, <text:s/></text:p>
      <text:p text:style-name="P5"><text:s text:c="2"/>inkl. einer bewussten Bestätigung durch den Teilnehmer.</text:p>
      <text:p text:style-name="Standard">- **Ergebnis:** ✅ Erledigt <text:s/></text:p>
      <text:p text:style-name="Standard">- **Beweis:** <text:a xlink:type="simple" xlink:href="https://github.com/energetekk/30-Tage-Finish-Sprint-Oeffentlicher-Log" text:style-name="Internet_20_link" text:visited-style-name="Visited_20_Internet_20_Link">https://github.com/energetekk/30-Tage-Finish-Sprint-Oeffentlicher-Log</text:a></text:p>
      <text:p text:style-name="Standard"/>
      <text:p text:style-name="Standard"/>
      <text:p text:style-name="Standard">### Tag 6 – <text:span text:style-name="T10">19. Dezember 2025</text:span></text:p>
      <text:p text:style-name="Standard"/>
      <text:p text:style-name="Standard">- **Tagesziel:** <text:s/></text:p>
      <text:p text:style-name="Standard"><text:s text:c="2"/>Persönliche Konsequenzen für verpasste Tagesziele final definieren und veröffentlichen.</text:p>
      <text:p text:style-name="Standard"/>
      <text:p text:style-name="Standard">- **Ergebnis:** <text:s/></text:p>
      <text:p text:style-name="P6"><text:s text:c="2"/>❌ Nicht erledigt</text:p>
      <text:p text:style-name="Standard"/>
      <text:p text:style-name="Standard">- **Beweis:** <text:s/></text:p>
      <text:p text:style-name="P7">-</text:p>
      <text:p text:style-name="Standard"/>
      <text:p text:style-name="Standard">- **Konsequenz:** <text:s/></text:p>
      <text:p text:style-name="Standard">- ö<text:span text:style-name="T11">f</text:span>fentliche ❌-Markierung im Log (Pflicht)</text:p>
      <text:p text:style-name="Standard"/>
      <text:p text:style-name="Standard"/>
      <text:p text:style-name="Standard"/>
      <text:p text:style-name="P8">### Tag 7 – <text:span text:style-name="T12">20. Dezember 2025</text:span></text:p>
      <text:p text:style-name="P8"/>
      <text:p text:style-name="P8">- **Tagesziel:** <text:s/></text:p>
      <text:p text:style-name="P8"><text:s text:c="2"/>Eine konkrete <text:span text:style-name="T13">Anti-Reibungs </text:span>Regel oder Entscheidung festlegen, die zukünftige Zeitverluste verhindert.</text:p>
      <text:p text:style-name="P8"/>
      <text:p text:style-name="P8">- **Ergebnis:**</text:p>
      <text:p text:style-name="P8"><text:s text:c="3"/>✅ Erledigt</text:p>
      <text:p text:style-name="P8"/>
      <text:p text:style-name="P8">- **Beweis:** <text:s/></text:p>
      <text:p text:style-name="P8"><text:s text:c="2"/>Wenn ich ein Tool nicht finde → abbrechen, Dummy-Text nutzen</text:p>
      <text:p text:style-name="P8"/>
      <text:p text:style-name="P8">- **Konsequenz:** <text:s/></text:p>
      <text:p text:style-name="P8"><text:s text:c="2"/>Öffentlicher ❌-Eintrag ohne Nachholen</text:p>
      <text:p text:style-name="P8"/>
      <text:p text:style-name="P8"/>
      <text:p text:style-name="P8"/>
      <text:p text:style-name="P8"/>
      <text:p text:style-name="P8"><text:soft-page-break/>### Tag 8 – <text:span text:style-name="T14">21. Dezember 2025</text:span></text:p>
      <text:p text:style-name="P8"/>
      <text:p text:style-name="P8">- **Tagesziel:** <text:s/></text:p>
      <text:p text:style-name="P8"><text:s text:c="2"/>Das Projekt mindestens einer realen Person zeigen <text:s/></text:p>
      <text:p text:style-name="P8"><text:s text:c="2"/>und eine konkrete Reaktion dokumentieren.</text:p>
      <text:p text:style-name="P8"/>
      <text:p text:style-name="P8">- **Ergebnis:** <text:s/></text:p>
      <text:p text:style-name="P9"><text:s text:c="2"/>✅ Erledigt</text:p>
      <text:p text:style-name="P8"/>
      <text:p text:style-name="P8">- **Beweis:** <text:s/></text:p>
      <text:p text:style-name="P8"><text:s text:c="2"/><text:span text:style-name="T15">Nachtrag: </text:span>Neue Pflichtsektion auf der Landingpage <text:span text:style-name="T15">(so interagierst du mit dem Produkt)</text:span></text:p>
      <text:p text:style-name="P8"/>
      <text:p text:style-name="P8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/>
      <text:p text:style-name="P8">### Tag 9 – <text:span text:style-name="T16">22. Dezember 2025</text:span></text:p>
      <text:p text:style-name="P8"/>
      <text:p text:style-name="P8">- **Tagesziel:** <text:s/></text:p>
      <text:p text:style-name="P8"><text:s text:c="2"/>Ablauf des 30-Tage-Sprints klar und konkret auf der Landingpage ergänzt.</text:p>
      <text:p text:style-name="P8"/>
      <text:p text:style-name="P8">- **Ergebnis:** <text:s/></text:p>
      <text:p text:style-name="P10"><text:s text:c="2"/>✅ Erledigt</text:p>
      <text:p text:style-name="P8"/>
      <text:p text:style-name="P8">- **Beweis:** <text:s/></text:p>
      <text:p text:style-name="P8"><text:span text:style-name="T16"><text:s text:c="2"/>Nachtrag: </text:span>So sieht dein tägliches Check-in aus / <text:s/>Warum nicht einfach eine KI nutzen?</text:p>
      <text:p text:style-name="P8"/>
      <text:p text:style-name="P10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>### Tag 10 – <text:span text:style-name="T17">23. Dezember 2025</text:span></text:p>
      <text:p text:style-name="P8"/>
      <text:p text:style-name="P8">- **Tagesziel:** <text:s/></text:p>
      <text:p text:style-name="P8"><text:s text:c="2"/>Drei reale Personen mit klarer Zielgruppen-Passung konfrontieren <text:s/></text:p>
      <text:p text:style-name="P8"><text:s text:c="2"/>und eine Ja/Nein-Reaktion erzwingen.</text:p>
      <text:p text:style-name="P8"/>
      <text:p text:style-name="P8">- **Ergebnis:** ❌ Nicht erledigt <text:s/></text:p>
      <text:p text:style-name="P8">- **Grund:** Innerhalb der Zeitbox keinen Kontakt zu einer passenden Zielperson hergestellt <text:s/></text:p>
      <text:p text:style-name="P8">- **Konsequenz:** <text:s/></text:p>
      <text:p text:style-name="P8"><text:s text:c="2"/>Öffentlicher ❌-Eintrag ohne Nachholen</text:p>
      <text:p text:style-name="P8"/>
      <text:p text:style-name="Standard"/>
      <text:p text:style-name="Standard">### Tag 11 – <text:span text:style-name="T18">24. Dezember 2025</text:span></text:p>
      <text:p text:style-name="Standard"/>
      <text:p text:style-name="Standard">- **Anzahl direkter Ansprachen:** <text:span text:style-name="T19">3</text:span></text:p>
      <text:p text:style-name="Standard">- **Klare Ja:** <text:span text:style-name="T19">0</text:span></text:p>
      <text:p text:style-name="Standard">- **Klare Nein:** <text:span text:style-name="T19">0</text:span></text:p>
      <text:p text:style-name="Standard">- **Unklar / Ausweichend:** <text:span text:style-name="T19">3</text:span></text:p>
      <text:p text:style-name="Standard"/>
      <text:p text:style-name="Standard">- **Erkenntnis (1 Satz):** <text:span text:style-name="T20">Ich nehme an, dass wenn die angesprochenen Kontakte Ja sagen würden, dann würden sie sich dazu verpflichtet fühlen, es auch nach Abschluss des Projektes zu tun, </text:span><text:span text:style-name="T21">zudem habe ich Bekannte angesprochen, ohne zu wissen, ob sie ein offenes Projekt haben. → </text:span><text:span text:style-name="T22">Erkenntnis v. </text:span><text:soft-page-break/><text:span text:style-name="T22">Chatgpt: </text:span>Menschen sagen nicht Ja, wenn sie glauben, dass sie danach moralisch oder sozial in der Pflicht stehen.</text:p>
      <text:p text:style-name="Standard"/>
      <text:p text:style-name="Standard"/>
      <text:p text:style-name="Standard">### Tag 12 – <text:span text:style-name="T23">25. Dezember 2025</text:span></text:p>
      <text:p text:style-name="Standard"/>
      <text:p text:style-name="Standard">- **Tagesziel:** Vergleichssektion KI vs. Produkt brutal schärfen</text:p>
      <text:p text:style-name="Standard">- **Ergebnis:** ✅ Erledigt</text:p>
      <text:p text:style-name="Standard">- **Erkenntnis:** Mein Produkt verkauft nicht Intelligenz, sondern Verbindlichkeit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5-12-25T08:27:00.531885523</dc:date>
    <meta:editing-duration>PT4H40M58S</meta:editing-duration>
    <meta:editing-cycles>43</meta:editing-cycles>
    <meta:generator>LibreOffice/25.8.3.2$Linux_X86_64 LibreOffice_project/580$Build-2</meta:generator>
    <meta:document-statistic meta:table-count="0" meta:image-count="0" meta:object-count="0" meta:page-count="6" meta:paragraph-count="168" meta:word-count="916" meta:character-count="6849" meta:non-whitespace-character-count="5913"/>
  </office:meta>
</office:document-meta>
</file>